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8.751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6.735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37.509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20.637cm" svg:height="10.436cm" svg:x="85.72cm" svg:y="2.017cm">
            <draw:object draw:notify-on-update-of-ranges="test.N2:test.N5 test.L1:test.L1 test.L2:test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/>
          <table:table-cell office:value-type="string" calcext:value-type="string">
            <text:p>table_id</text:p>
          </table:table-cell>
          <table:table-cell office:value-type="string" calcext:value-type="string">
            <text:p>row_i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_details</text:p>
          </table:table-cell>
          <table:table-cell office:value-type="string" calcext:value-type="string">
            <text:p>method_short</text:p>
          </table:table-cell>
          <table:table-cell table:style-name="Default" office:value-type="string" calcext:value-type="string">
            <text:p>evaluation_date</text:p>
          </table:table-cell>
          <table:table-cell office:value-type="string" calcext:value-type="string">
            <text:p>metrics</text:p>
          </table:table-cell>
          <table:table-cell table:style-name="Default" office:value-type="string" calcext:value-type="string">
            <text:p>uses_additional_dat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authors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377" calcext:value-type="float">
            <text:p>377</text:p>
          </table:table-cell>
          <table:table-cell office:value-type="float" office:value="23" calcext:value-type="float">
            <text:p>23</text:p>
          </table:table-cell>
          <table:table-cell table:formula="of:=&quot;LSTM6 + &quot; &amp; CHAR(10) &amp; &quot;PosUnk&quot;" office:value-type="string" office:string-value="LSTM6 + &#10;PosUnk" calcext:value-type="string">
            <text:p>LSTM6 + </text:p>
            <text:p>PosUnk</text:p>
          </table:table-cell>
          <table:table-cell/>
          <table:table-cell table:formula="of:=&quot;LSTM6 + &quot; &amp; CHAR(10) &amp; &quot;PosUnk&quot;" office:value-type="string" office:string-value="LSTM6 + &#10;PosUnk" calcext:value-type="string">
            <text:p>LSTM6 + </text:p>
            <text:p>PosUnk</text:p>
          </table:table-cell>
          <table:table-cell office:value-type="string" calcext:value-type="string">
            <text:p>2014-10-30</text:p>
          </table:table-cell>
          <table:table-cell office:value-type="string" calcext:value-type="string">
            <text:p>{'BLEU score': '37.5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40414, 'title': 'Addressing the Rare Word Problem in Neural Machine Translation', 'url': '/paper/addressing-the-rare-word-problem-in-neural', 'published': '2014-10-30T00:00:00.000000', 'code': True}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Luong et al.</text:p>
          </table:table-cell>
          <table:table-cell table:formula="of:=CONCATENATE([.G2]; CHAR(10); [.M2]; CHAR(10); &quot;(&quot;; YEAR([.H2]); &quot;)&quot;)" office:value-type="string" office:string-value="LSTM6 + &#10;PosUnk&#10;Luong et al.&#10;(2014)" calcext:value-type="string">
            <text:p>LSTM6 + </text:p>
            <text:p>PosUnk</text:p>
            <text:p>Luong et al.</text:p>
            <text:p>(2014)</text:p>
          </table:table-cell>
          <table:table-cell/>
          <table:table-cell table:formula="of:=YEAR([.H2])" office:value-type="float" office:value="2014" calcext:value-type="float">
            <text:p>201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MT+RL</text:p>
          </table:table-cell>
          <table:table-cell/>
          <table:table-cell office:value-type="string" calcext:value-type="string">
            <text:p>GNMT+RL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{'BLEU score': '39.9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29852, 'title': "Google's Neural Machine Translation System: Bridging the Gap between Human and Machine Translation", 'url': '/paper/googles-neural-machine-translation-system', 'published': '2016-09-26T00:00:00.000000', 'code': True}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Wu et al.</text:p>
          </table:table-cell>
          <table:table-cell table:formula="of:=CONCATENATE([.G3]; CHAR(10); [.M3]; CHAR(10); &quot;(&quot;; YEAR([.H3]); &quot;)&quot;)" office:value-type="string" office:string-value="GNMT+RL&#10;Wu et al.&#10;(2016)" calcext:value-type="string">
            <text:p>GNMT+RL</text:p>
            <text:p>Wu et al.</text:p>
            <text:p>(2016)</text:p>
          </table:table-cell>
          <table:table-cell/>
          <table:table-cell table:formula="of:=YEAR([.H3])" office:value-type="float" office:value="2016" calcext:value-type="float">
            <text:p>20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855" calcext:value-type="float">
            <text:p>28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ighted Transformer (large)</text:p>
          </table:table-cell>
          <table:table-cell office:value-type="string" calcext:value-type="string">
            <text:p>large</text:p>
          </table:table-cell>
          <table:table-cell table:formula="of:=&quot;Weighted&quot; &amp; CHAR(10) &amp; &quot;Transformer &quot;" office:value-type="string" office:string-value="Weighted&#10;Transformer " calcext:value-type="string">
            <text:p>Weighted</text:p>
            <text:p>Transformer 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{'BLEU score': '41.4', 'SacreBLEU': None}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'id': 15227, 'title': 'Weighted Transformer Network for Machine Translation', 'url': '/paper/weighted-transformer-network-for-machine', 'published': '2017-11-06T00:00:00.000000', 'code': True}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Ahmed et al.</text:p>
          </table:table-cell>
          <table:table-cell table:formula="of:=CONCATENATE([.G4]; CHAR(10); [.M4]; CHAR(10); &quot;(&quot;; YEAR([.H4]); &quot;)&quot;)" office:value-type="string" office:string-value="Weighted&#10;Transformer &#10;Ahmed et al.&#10;(2017)" calcext:value-type="string">
            <text:p>Weighted</text:p>
            <text:p>Transformer </text:p>
            <text:p>Ahmed et al.</text:p>
            <text:p>(2017)</text:p>
          </table:table-cell>
          <table:table-cell/>
          <table:table-cell table:formula="of:=YEAR([.H4])"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 Big + BT</text:p>
          </table:table-cell>
          <table:table-cell/>
          <table:table-cell table:formula="of:=&quot;Transformer &quot; &amp; CHAR(10) &amp; &quot;Big +BT&quot;" office:value-type="string" office:string-value="Transformer &#10;Big +BT" calcext:value-type="string">
            <text:p>Transformer </text:p>
            <text:p>Big +BT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{'BLEU score': '45.6', 'SacreBLEU': '43.8'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id': 55684, 'title': 'Understanding Back-Translation at Scale', 'url': '/paper/understanding-back-translation-at-scale', 'published': '2018-08-28T00:00:00.000000', 'code': True}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Edunov et al.</text:p>
          </table:table-cell>
          <table:table-cell table:formula="of:=CONCATENATE([.G5]; CHAR(10); [.M5]; CHAR(10); &quot;(&quot;; YEAR([.H5]); &quot;)&quot;)" office:value-type="string" office:string-value="Transformer &#10;Big +BT&#10;Edunov et al.&#10;(2018)" calcext:value-type="string">
            <text:p>Transformer </text:p>
            <text:p>Big +BT</text:p>
            <text:p>Edunov et al.</text:p>
            <text:p>(2018)</text:p>
          </table:table-cell>
          <table:table-cell/>
          <table:table-cell table:formula="of:=YEAR([.H5])" office:value-type="float" office:value="2018" calcext:value-type="float">
            <text:p>2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-00-00</text:date>, <text:time style:data-style-name="N2" text:time-value="17:43:05.971818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7T17:45:00.132331101</dc:date>
    <meta:editing-duration>PT31M34S</meta:editing-duration>
    <meta:editing-cycles>7</meta:editing-cycles>
    <meta:generator>LibreOffice/6.3.5.2$Linux_X86_64 LibreOffice_project/30$Build-2</meta:generator>
    <meta:document-statistic meta:table-count="1" meta:cell-count="6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3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none" chart:data-label-text="true" chart:data-label-symbol="false" chart:label-position="botto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638cm" svg:height="10.437cm" xlink:href=".." xlink:type="simple" chart:class="chart:bar" chart:style-name="ch1">
        <chart:plot-area chart:style-name="ch2" table:cell-range-address="test.N2:test.N5 test.L1:test.L5" chart:data-source-has-labels="both" svg:x="0.412cm" svg:y="0.208cm" svg:width="19.814cm" svg:height="10.021cm">
          <chartooo:coordinate-region svg:x="1.033cm" svg:y="0.407cm" svg:width="19.193cm" svg:height="9.623cm"/>
          <chart:axis chart:dimension="x" chart:name="primary-x" chart:style-name="ch3" chartooo:axis-type="text">
            <chart:categories table:cell-range-address="test.N2:test.N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.L2:test.L5" chart:label-cell-address="test.L1:test.L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test.L1:test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STM6 + 
PosUnk
Luong et al.
(2014)</text:p>
                <draw:g>
                  <svg:desc>test.N2:test.N5</svg:desc>
                </draw:g>
              </table:table-cell>
              <table:table-cell office:value-type="float" office:value="37.5">
                <text:p>37.5</text:p>
                <draw:g>
                  <svg:desc>test.L2:test.L5</svg:desc>
                </draw:g>
              </table:table-cell>
            </table:table-row>
            <table:table-row>
              <table:table-cell office:value-type="string">
                <text:p>GNMT+RL
Wu et al.
(2016)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Weighted
Transformer 
Ahmed et al.
(2017)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ransformer 
Big +BT
Edunov et al.
(2018)</text:p>
              </table:table-cell>
              <table:table-cell office:value-type="float" office:value="45.6">
                <text:p>4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